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1.9cm"/>
    </style:style>
    <style:style style:name="gr3" style:family="graphic" style:parent-style-name="standard">
      <style:graphic-properties draw:textarea-horizontal-align="justify" draw:textarea-vertical-align="middle" draw:auto-grow-height="false" fo:min-height="9.1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3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8.104cm" svg:height="7.528cm" draw:transform="rotate (2.97892796730392) translate (10.1885643857877cm 10.876329239466cm)" svg:viewBox="0 0 8105 7529" svg:d="M6106 6135c423-5 829-150 1227-271 349-106 814-417 769-853-34-332 13-719-207-988-179-220-445-279-651-643-226-398 614-788 516-1290-92-467-133-911-428-1360-373-566-965-702-1528-727-488-21-1151 42-1303 646-81 321 368 1299 163 996-429-637-1000-1233-1706-1538-661-286-1301 293-1933 681-1150 705-1125 1796-907 2784 93 427 404 758 717 1041 369 334-267 544-206 966 65 442-95 900 15 1337 189 748 1264 385 1709 447 220 31 1749 133 1724-714-10-332 78 759 481 852 381 89 762-61 1138-118 365-55 472-538 409-840l-55-332-55-58z">
          <text:p/>
        </draw:path>
        <draw:custom-shape draw:style-name="gr2" draw:text-style-name="P2" draw:layer="layout" svg:width="2.4cm" svg:height="2.2cm" svg:x="14.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9.4cm" svg:x="20.8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cm" svg:height="1.4cm" svg:x="23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cm" svg:height="1.4cm" svg:x="23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cm" svg:height="1.4cm" svg:x="23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0.2cm" svg:x="21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0.2cm" svg:x="21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0.2cm" svg:x="21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0.2cm" svg:x="16.8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0.2cm" svg:x="10.4cm" svg:y="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249cm" svg:height="2.384cm" svg:x="13.751cm" svg:y="8.416cm">
          <draw:text-box>
            <text:p>NAT gateway</text:p>
            <text:p>DHCP server</text:p>
            <text:p/>
          </draw:text-box>
        </draw:frame>
        <draw:frame draw:style-name="gr8" draw:text-style-name="P3" draw:layer="layout" svg:width="4.4cm" svg:height="1.2cm" svg:x="14.2cm" svg:y="4.8cm">
          <draw:text-box>
            <text:p>workstation</text:p>
          </draw:text-box>
        </draw:frame>
        <draw:frame draw:style-name="gr9" draw:text-style-name="P3" draw:layer="layout" svg:width="2.6cm" svg:height="1.199cm" svg:x="12.4cm" svg:y="5.801cm">
          <draw:text-box>
            <text:p><text:span text:style-name="T1">primary</text:span></text:p>
            <text:p><text:span text:style-name="T1">network</text:span></text:p>
          </draw:text-box>
        </draw:frame>
        <draw:frame draw:style-name="gr9" draw:text-style-name="P3" draw:layer="layout" svg:width="2.6cm" svg:height="1.199cm" svg:x="16.7cm" svg:y="5.802cm">
          <draw:text-box>
            <text:p><text:span text:style-name="T1">secondary</text:span></text:p>
            <text:p><text:span text:style-name="T1">network</text:span></text:p>
          </draw:text-box>
        </draw:frame>
        <draw:frame draw:style-name="gr9" draw:text-style-name="P3" draw:layer="layout" svg:width="7.4cm" svg:height="0.962cm" svg:x="18.4cm" svg:y="1.2cm">
          <draw:text-box>
            <text:p>development subnet</text:p>
          </draw:text-box>
        </draw:frame>
        <draw:frame draw:style-name="gr9" draw:text-style-name="P3" draw:layer="layout" svg:width="2.6cm" svg:height="0.962cm" svg:x="24.8cm" svg:y="3.238cm">
          <draw:text-box>
            <text:p>client</text:p>
          </draw:text-box>
        </draw:frame>
        <draw:frame draw:style-name="gr9" draw:text-style-name="P3" draw:layer="layout" svg:width="2.6cm" svg:height="0.962cm" svg:x="24.8cm" svg:y="5.938cm">
          <draw:text-box>
            <text:p>client</text:p>
          </draw:text-box>
        </draw:frame>
        <draw:frame draw:style-name="gr9" draw:text-style-name="P3" draw:layer="layout" svg:width="2.6cm" svg:height="0.962cm" svg:x="24.8cm" svg:y="8.738cm">
          <draw:text-box>
            <text:p>client</text:p>
          </draw:text-box>
        </draw:frame>
        <draw:frame draw:style-name="gr9" draw:text-style-name="P3" draw:layer="layout" svg:width="2.8cm" svg:height="1.673cm" svg:x="9.2cm" svg:y="5.2cm">
          <draw:text-box>
            <text:p>WAN</text:p>
            <text:p>subnet</text:p>
          </draw:text-box>
        </draw:frame>
        <draw:frame draw:style-name="gr9" draw:text-style-name="P3" draw:layer="layout" svg:width="4.4cm" svg:height="0.962cm" svg:x="19cm" svg:y="12.2cm">
          <draw:text-box>
            <text:p>192.168.1.X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09:25:19.724931178</meta:creation-date>
    <dc:date>2019-04-04T09:37:02.376412859</dc:date>
    <meta:editing-duration>PT1M31S</meta:editing-duration>
    <meta:editing-cycles>1</meta:editing-cycles>
    <meta:document-statistic meta:object-count="44"/>
    <meta:generator>LibreOffice/6.0.7.3$Linux_X86_64 LibreOffice_project/00m0$Build-3</meta:generator>
  </office:meta>
</office:document-meta>
</file>